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96b5" officeooo:paragraph-rsid="00149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7:41:05.739454287</meta:creation-date>
    <dc:date>2020-03-27T17:41:31.019283193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4.3.0.4$MacOSX_X86_64 LibreOffice_project/62ad5818884a2fc2e5780dd45466868d41009ec0</meta:generator>
  </office:meta>
</office:document-meta>
</file>